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2.309cm"/>
    </style:style>
    <style:style style:name="Таблица2.B" style:family="table-column">
      <style:table-column-properties style:column-width="3.791cm"/>
    </style:style>
    <style:style style:name="Таблица2.C" style:family="table-column">
      <style:table-column-properties style:column-width="3.099cm"/>
    </style:style>
    <style:style style:name="Таблица2.D" style:family="table-column">
      <style:table-column-properties style:column-width="3.501cm"/>
    </style:style>
    <style:style style:name="Таблица2.E" style:family="table-column">
      <style:table-column-properties style:column-width="3.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0.818cm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fo:margin-left="0cm" table:align="left"/>
    </style:style>
    <style:style style:name="Таблица5.A" style:family="table-column">
      <style:table-column-properties style:column-width="2.309cm"/>
    </style:style>
    <style:style style:name="Таблица5.B" style:family="table-column">
      <style:table-column-properties style:column-width="3.791cm"/>
    </style:style>
    <style:style style:name="Таблица5.C" style:family="table-column">
      <style:table-column-properties style:column-width="3.099cm"/>
    </style:style>
    <style:style style:name="Таблица5.D" style:family="table-column">
      <style:table-column-properties style:column-width="3.501cm"/>
    </style:style>
    <style:style style:name="Таблица5.E" style:family="table-column">
      <style:table-column-properties style:column-width="3.8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2" style:family="table-row">
      <style:table-row-properties style:min-row-height="0.818cm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text-properties fo:color="#000000" style:font-name="Times New Roman" fo:font-size="14pt" fo:language="en" fo:country="US" officeooo:rsid="004cea41" officeooo:paragraph-rsid="004cea41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officeooo:rsid="004cea41" officeooo:paragraph-rsid="004cf453"/>
    </style:style>
    <style:style style:name="P15" style:family="paragraph" style:parent-style-name="Standard">
      <style:text-properties fo:color="#000000" style:font-name="Courier New" fo:font-size="11pt" officeooo:rsid="00136246" officeooo:paragraph-rsid="004cea41"/>
    </style:style>
    <style:style style:name="P16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ea41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4cf453" officeooo:paragraph-rsid="004cea41"/>
    </style:style>
    <style:style style:name="P19" style:family="paragraph" style:parent-style-name="Standard">
      <style:text-properties officeooo:rsid="0018933d" officeooo:paragraph-rsid="0018933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language="en" fo:country="US" officeooo:rsid="00136246" officeooo:paragraph-rsid="004cea41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3ff755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54d7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7959b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42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Text_20_body">
      <style:text-properties fo:color="#000000" officeooo:rsid="003d3aef" officeooo:paragraph-rsid="003d3aef"/>
    </style:style>
    <style:style style:name="P45" style:family="paragraph" style:parent-style-name="Text_20_body">
      <style:text-properties officeooo:rsid="000ef043" officeooo:paragraph-rsid="000ef043"/>
    </style:style>
    <style:style style:name="P46" style:family="paragraph" style:parent-style-name="Text_20_body">
      <style:text-properties fo:language="ru" fo:country="RU" officeooo:rsid="004cf453" officeooo:paragraph-rsid="004cf453"/>
    </style:style>
    <style:style style:name="P47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7579d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959b" officeooo:paragraph-rsid="0047959b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.101cm" fo:margin-top="0cm" fo:margin-bottom="0.199cm" loext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7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68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69" style:family="paragraph" style:parent-style-name="Листинг">
      <style:text-properties fo:color="#000000" officeooo:rsid="00136246" officeooo:paragraph-rsid="00136246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77" style:family="paragraph" style:parent-style-name="Heading_20_1">
      <style:paragraph-properties fo:break-before="page"/>
      <style:text-properties officeooo:rsid="000ef043" officeooo:paragraph-rsid="003724e9"/>
    </style:style>
    <style:style style:name="P78" style:family="paragraph" style:parent-style-name="Heading_20_2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79" style:family="paragraph" style:parent-style-name="Heading_20_2">
      <style:text-properties officeooo:paragraph-rsid="0040a975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8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bee70"/>
    </style:style>
    <style:style style:name="P84" style:family="paragraph" style:parent-style-name="Standard">
      <style:text-properties fo:color="#000000" officeooo:rsid="001b2153" officeooo:paragraph-rsid="004cea41"/>
    </style:style>
    <style:style style:name="P85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86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f453"/>
    </style:style>
    <style:style style:name="P87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88" style:family="paragraph" style:parent-style-name="Standard">
      <style:text-properties style:font-name="Times New Roman" fo:font-size="14pt" fo:language="ru" fo:country="RU" officeooo:rsid="000ef043" officeooo:paragraph-rsid="004e825b" style:font-size-asian="14pt" style:language-asian="ru" style:country-asian="RU" style:font-name-complex="Times New Roman5" style:font-size-complex="12pt" style:language-complex="ar" style:country-complex="SA"/>
    </style:style>
    <style:style style:name="P89" style:family="paragraph" style:parent-style-name="Standard">
      <style:text-properties officeooo:paragraph-rsid="004e825b"/>
    </style:style>
    <style:style style:name="P90" style:family="paragraph" style:parent-style-name="Standard">
      <style:text-properties officeooo:paragraph-rsid="004cea41"/>
    </style:style>
    <style:style style:name="P91" style:family="paragraph" style:parent-style-name="Table">
      <style:paragraph-properties fo:keep-with-next="always"/>
      <style:text-properties officeooo:paragraph-rsid="00454d74"/>
    </style:style>
    <style:style style:name="P92" style:family="paragraph" style:parent-style-name="Table">
      <style:paragraph-properties fo:break-before="page"/>
      <style:text-properties officeooo:paragraph-rsid="00454d74"/>
    </style:style>
    <style:style style:name="P93" style:family="paragraph" style:parent-style-name="Text_20_body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94" style:family="paragraph" style:parent-style-name="Text_20_body" style:list-style-name="L1">
      <style:text-properties officeooo:paragraph-rsid="0040a975"/>
    </style:style>
    <style:style style:name="P95" style:family="paragraph" style:parent-style-name="Text_20_body" style:list-style-name="L1">
      <style:text-properties officeooo:paragraph-rsid="00454d74"/>
    </style:style>
    <style:style style:name="P96" style:family="paragraph" style:parent-style-name="Text_20_body" style:list-style-name="L1">
      <style:text-properties officeooo:rsid="0040a975" officeooo:paragraph-rsid="0040a975"/>
    </style:style>
    <style:style style:name="P97" style:family="paragraph" style:parent-style-name="Text_20_body" style:list-style-name="L1">
      <style:text-properties officeooo:rsid="00437898" officeooo:paragraph-rsid="00437898"/>
    </style:style>
    <style:style style:name="P98" style:family="paragraph" style:parent-style-name="Text_20_body" style:list-style-name="L1">
      <style:text-properties fo:language="ru" fo:country="RU" officeooo:rsid="0041e5b2" officeooo:paragraph-rsid="00437898"/>
    </style:style>
    <style:style style:name="P99" style:family="paragraph" style:parent-style-name="Text_20_body" style:list-style-name="L1">
      <style:text-properties fo:language="ru" fo:country="RU" officeooo:rsid="0041e5b2" officeooo:paragraph-rsid="0041e5b2"/>
    </style:style>
    <style:style style:name="P100" style:family="paragraph" style:parent-style-name="Text_20_body" style:list-style-name="L1">
      <style:text-properties fo:language="ru" fo:country="RU" officeooo:rsid="0041e5b2" officeooo:paragraph-rsid="0050e9c7"/>
    </style:style>
    <style:style style:name="P101" style:family="paragraph" style:parent-style-name="Text_20_body" style:list-style-name="L1">
      <style:text-properties fo:language="ru" fo:country="RU" officeooo:rsid="00454d74" officeooo:paragraph-rsid="00454d74"/>
    </style:style>
    <style:style style:name="P102" style:family="paragraph" style:parent-style-name="Text_20_body" style:list-style-name="L2">
      <style:text-properties fo:language="ru" fo:country="RU" officeooo:rsid="00454d74" officeooo:paragraph-rsid="0048c4a7"/>
    </style:style>
    <style:style style:name="P103" style:family="paragraph" style:parent-style-name="Text_20_body" style:list-style-name="L1">
      <style:text-properties fo:language="en" fo:country="US" officeooo:rsid="00454d74" officeooo:paragraph-rsid="00454d74"/>
    </style:style>
    <style:style style:name="P104" style:family="paragraph" style:parent-style-name="Text_20_body" style:list-style-name="L2">
      <style:text-properties officeooo:paragraph-rsid="0047959b"/>
    </style:style>
    <style:style style:name="P105" style:family="paragraph" style:parent-style-name="Text_20_body" style:list-style-name="L2">
      <style:text-properties officeooo:paragraph-rsid="0048c4a7"/>
    </style:style>
    <style:style style:name="P106" style:family="paragraph" style:parent-style-name="Text_20_body" style:list-style-name="L2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107" style:family="paragraph" style:parent-style-name="Text_20_body" style:list-style-name="L1">
      <style:paragraph-properties fo:margin-left="0cm" fo:margin-right="0cm" fo:text-indent="0cm" style:auto-text-indent="false"/>
      <style:text-properties officeooo:rsid="00454d74" officeooo:paragraph-rsid="00454d74"/>
    </style:style>
    <style:style style:name="P108" style:family="paragraph" style:parent-style-name="Text_20_body" style:list-style-name="L2">
      <style:paragraph-properties fo:margin-left="0cm" fo:margin-right="0cm" fo:text-indent="0cm" style:auto-text-indent="false"/>
      <style:text-properties officeooo:rsid="00454d74" officeooo:paragraph-rsid="0048c4a7"/>
    </style:style>
    <style:style style:name="P109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47959b"/>
    </style:style>
    <style:style style:name="P110" style:family="paragraph" style:parent-style-name="Text_20_body" style:list-style-name="L2">
      <style:paragraph-properties fo:margin-left="0cm" fo:margin-right="0cm" fo:text-indent="0cm" style:auto-text-indent="false"/>
      <style:text-properties fo:color="#000000" style:font-name="Times New Roman" fo:font-size="14pt" fo:language="ru" fo:country="RU" fo:font-weight="normal" officeooo:rsid="0011ddc4" officeooo:paragraph-rsid="0047959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4" style:family="text">
      <style:text-properties style:font-name="Times New Roman" fo:font-size="14pt" fo:language="en" fo:country="US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en" fo:country="US" officeooo:rsid="00460afc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en" fo:country="US" officeooo:rsid="0048c4a7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bee70" style:font-size-complex="14pt"/>
    </style:style>
    <style:style style:name="T9" style:family="text">
      <style:text-properties style:font-name="Times New Roman" fo:language="en" fo:country="US"/>
    </style:style>
    <style:style style:name="T10" style:family="text">
      <style:text-properties style:font-name="Times New Roman" fo:language="en" fo:country="US" officeooo:rsid="004aa231"/>
    </style:style>
    <style:style style:name="T11" style:family="text">
      <style:text-properties style:font-name="Times New Roman" fo:language="en" fo:country="US" officeooo:rsid="004c507b"/>
    </style:style>
    <style:style style:name="T12" style:family="text">
      <style:text-properties style:font-name="Times New Roman" officeooo:rsid="004aa231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en" fo:country="US" officeooo:rsid="004f5c9c"/>
    </style:style>
    <style:style style:name="T20" style:family="text">
      <style:text-properties fo:color="#000000" style:font-name="Times New Roman" fo:font-size="14pt" officeooo:rsid="0050ff28" style:font-size-complex="14pt"/>
    </style:style>
    <style:style style:name="T21" style:family="text">
      <style:text-properties fo:color="#000000" style:font-name="Times New Roman" fo:font-size="14pt" officeooo:rsid="003bee70" style:font-size-complex="14pt"/>
    </style:style>
    <style:style style:name="T22" style:family="text">
      <style:text-properties fo:color="#000000" officeooo:rsid="001b2153"/>
    </style:style>
    <style:style style:name="T23" style:family="text">
      <style:text-properties fo:color="#000000" fo:language="en" fo:country="US" officeooo:rsid="004cea41"/>
    </style:style>
    <style:style style:name="T24" style:family="text">
      <style:text-properties fo:color="#000000" fo:language="en" fo:country="US" officeooo:rsid="004f5c9c"/>
    </style:style>
    <style:style style:name="T25" style:family="text">
      <style:text-properties fo:color="#000000" style:font-name="Courier New" fo:font-size="11pt" officeooo:rsid="00136246"/>
    </style:style>
    <style:style style:name="T26" style:family="text">
      <style:text-properties fo:color="#000000" officeooo:rsid="003d3aef"/>
    </style:style>
    <style:style style:name="T27" style:family="text">
      <style:text-properties fo:color="#000000" style:font-size-complex="14pt"/>
    </style:style>
    <style:style style:name="T28" style:family="text">
      <style:text-properties fo:color="#000000" officeooo:rsid="004e825b" style:font-size-complex="14pt"/>
    </style:style>
    <style:style style:name="T29" style:family="text">
      <style:text-properties fo:color="#000000" officeooo:rsid="0018933d"/>
    </style:style>
    <style:style style:name="T30" style:family="text">
      <style:text-properties fo:color="#000000" style:font-name="Times New Roman4" fo:font-size="11pt" officeooo:rsid="00136246"/>
    </style:style>
    <style:style style:name="T31" style:family="text">
      <style:text-properties fo:color="#000000" style:font-name="Times New Roman4" fo:font-size="14pt" officeooo:rsid="00136246" style:font-size-asian="14pt" style:font-size-complex="14pt"/>
    </style:style>
    <style:style style:name="T3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3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5" style:family="text">
      <style:text-properties fo:font-variant="normal" fo:text-transform="none" fo:color="#000000" style:font-name="Times New Roman" fo:font-size="14pt" fo:font-weight="normal" officeooo:rsid="003d3ae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437898"/>
    </style:style>
    <style:style style:name="T39" style:family="text">
      <style:text-properties fo:language="en" fo:country="US" officeooo:rsid="00454d74"/>
    </style:style>
    <style:style style:name="T40" style:family="text">
      <style:text-properties fo:language="en" fo:country="US" officeooo:rsid="00460afc"/>
    </style:style>
    <style:style style:name="T41" style:family="text">
      <style:text-properties fo:language="en" fo:country="US" officeooo:rsid="0047959b"/>
    </style:style>
    <style:style style:name="T42" style:family="text">
      <style:text-properties fo:language="en" fo:country="US" officeooo:rsid="0048c4a7"/>
    </style:style>
    <style:style style:name="T43" style:family="text">
      <style:text-properties fo:language="en" fo:country="US" officeooo:rsid="004984e7"/>
    </style:style>
    <style:style style:name="T44" style:family="text">
      <style:text-properties fo:language="en" fo:country="US" officeooo:rsid="004aa231"/>
    </style:style>
    <style:style style:name="T45" style:family="text">
      <style:text-properties fo:language="en" fo:country="US" officeooo:rsid="004c507b"/>
    </style:style>
    <style:style style:name="T46" style:family="text">
      <style:text-properties fo:language="en" fo:country="US" officeooo:rsid="004cea41"/>
    </style:style>
    <style:style style:name="T47" style:family="text">
      <style:text-properties fo:language="en" fo:country="US" officeooo:rsid="004dee4f"/>
    </style:style>
    <style:style style:name="T48" style:family="text">
      <style:text-properties officeooo:rsid="001b2153"/>
    </style:style>
    <style:style style:name="T49" style:family="text">
      <style:text-properties fo:language="ru" fo:country="RU" officeooo:rsid="00454d74"/>
    </style:style>
    <style:style style:name="T50" style:family="text">
      <style:text-properties officeooo:rsid="003bee70"/>
    </style:style>
    <style:style style:name="T51" style:family="text">
      <style:text-properties style:font-name="Times New Roman2" fo:font-size="14pt" fo:font-weight="bold" officeooo:rsid="003ff7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officeooo:rsid="0040a975"/>
    </style:style>
    <style:style style:name="T53" style:family="text">
      <style:text-properties officeooo:rsid="0041e5b2"/>
    </style:style>
    <style:style style:name="T54" style:family="text">
      <style:text-properties officeooo:rsid="00437898"/>
    </style:style>
    <style:style style:name="T55" style:family="text">
      <style:text-properties officeooo:rsid="00454d74"/>
    </style:style>
    <style:style style:name="T56" style:family="text">
      <style:text-properties officeooo:rsid="00460afc"/>
    </style:style>
    <style:style style:name="T57" style:family="text">
      <style:text-properties officeooo:rsid="0047579d"/>
    </style:style>
    <style:style style:name="T58" style:family="text">
      <style:text-properties officeooo:rsid="0047959b"/>
    </style:style>
    <style:style style:name="T59" style:family="text">
      <style:text-properties officeooo:rsid="0048c4a7"/>
    </style:style>
    <style:style style:name="T60" style:family="text">
      <style:text-properties officeooo:rsid="004984e7"/>
    </style:style>
    <style:style style:name="T61" style:family="text">
      <style:text-properties officeooo:rsid="004aa231"/>
    </style:style>
    <style:style style:name="T62" style:family="text">
      <style:text-properties officeooo:rsid="004c507b"/>
    </style:style>
    <style:style style:name="T63" style:family="text">
      <style:text-properties officeooo:rsid="004e825b"/>
    </style:style>
    <style:style style:name="T64" style:family="text">
      <style:text-properties officeooo:rsid="004f5c9c"/>
    </style:style>
    <style:style style:name="T65" style:family="text">
      <style:text-properties style:font-name="Times New Roman4" officeooo:rsid="00437898"/>
    </style:style>
    <style:style style:name="T66" style:family="text">
      <style:text-properties style:font-name="Times New Roman4" fo:font-size="14pt" officeooo:rsid="00437898" style:font-size-asian="14pt" style:font-size-complex="14pt"/>
    </style:style>
    <style:style style:name="T67" style:family="text">
      <style:text-properties officeooo:rsid="0050ff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Book_20_Title"><text:span text:style-name="T1">отчет</text:span></text:span></text:p>
      <text:p text:style-name="P2"><text:span text:style-name="T2">по лабораторной р</text:span><text:span text:style-name="T14">аботе №</text:span><text:span text:style-name="T16">1</text:span></text:p>
      <text:p text:style-name="P2"><text:span text:style-name="T2">по дисциплине </text:span><text:span text:style-name="T14">«</text:span><text:span text:style-name="T15">Организация ЭВМ и систем</text:span><text:span text:style-name="T14">»</text:span></text:p>
      <text:p text:style-name="P2"><text:span text:style-name="Book_20_Title"><text:span text:style-name="T32">Тема: Трансляции, отладка и выполнение программ на языке Ассемблера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7">Студент гр. 0</text:span><text:span text:style-name="T8">382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83"><text:span text:style-name="T20">Ильин</text:span><text:span text:style-name="T21"> </text:span><text:span text:style-name="T20">Д</text:span><text:span text:style-name="T21">.</text:span><text:span text:style-name="T20">А</text:span><text:span text:style-name="T21">.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5"/>
      <text:p text:style-name="P5"/>
      <text:p text:style-name="P5">Санкт-Петербург</text:p>
      <text:p text:style-name="P11">20<text:span text:style-name="T50">21</text:span></text:p>
      <text:h text:style-name="P80" text:outline-level="2">Цель работы.</text:h>
      <text:p text:style-name="P44">Изучать как устроены т<text:span text:style-name="Book_20_Title"><text:span text:style-name="T33">рансляция, отладка и выполнение программ на языке Ассемблера</text:span></text:span></text:p>
      <text:p text:style-name="P45"/>
      <text:h text:style-name="Heading_20_2" text:outline-level="2">Задание.</text:h>
      <text:p text:style-name="P12"><text:tab/><text:tab/><text:tab/><text:tab/><text:tab/><text:tab/>Часть 1</text:p>
      <text:p text:style-name="P12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2">Выполняемые функцией действия и задаваемые ей параметры - следующие:</text:p>
      <text:p text:style-name="P12"><text:tab/><text:tab/>- обеспечивается вывод на экран строки символов, заканчивающейся знаком "$";</text:p>
      <text:p text:style-name="P12"><text:tab/><text:tab/>- требуется задание в регистре ah номера функции, равного 09h, а в регистре dx - смещения адреса выводимой строки;</text:p>
      <text:p text:style-name="P12"><text:tab/><text:tab/>- используется регистр ax и не сохраняется его содержимое.</text:p>
      <text:p text:style-name="P12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2">3. Загрузить файл hello1.asm из каталога Задания в каталог Masm.</text:p>
      <text:p text:style-name="P12">4. Протранслировать программу с помощью строки</text:p>
      <text:p text:style-name="P12"><text:tab/><text:tab/><text:tab/><text:tab/><text:tab/>&gt; masm hello1.asm</text:p>
      <text:p text:style-name="P12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2">5. Скомпоновать загрузочный модуль с помощью строки</text:p>
      <text:p text:style-name="P12"><text:tab/><text:tab/><text:tab/><text:tab/><text:tab/>&gt; link hello1.obj</text:p>
      <text:p text:style-name="P12"><text:soft-page-break/>с созданием карты памяти и исполняемого файла hello1.exe.</text:p>
      <text:p text:style-name="P12">6. Выполнить программу в автоматическом режиме путем набора строки</text:p>
      <text:p text:style-name="P12"><text:tab/><text:tab/><text:tab/><text:tab/><text:tab/>&gt; hello1.exe</text:p>
      <text:p text:style-name="P12">убедиться в корректности ее работы и зафиксировать результат выполнения в протоколе.</text:p>
      <text:p text:style-name="P12">7. Запустить выполнение программы под управлением отладчика с помощью команды</text:p>
      <text:p text:style-name="P12"><text:tab/><text:tab/><text:tab/><text:tab/><text:tab/>&gt; afd hello1.exe</text:p>
      <text:p text:style-name="P12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h text:style-name="P78" text:outline-level="2"/>
      <text:p text:style-name="P93"><text:tab/><text:tab/><text:tab/><text:tab/><text:tab/><text:tab/>Часть 2</text:p>
      <text:p text:style-name="P93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88"/>
      <text:h text:style-name="P79" text:outline-level="2"><text:soft-page-break/><text:span text:style-name="T51">Ход</text:span> работы<text:span text:style-name="T18"><text:tab/></text:span></text:h>
      <text:list xml:id="list2137944208" text:style-name="L1">
        <text:list-item>
          <text:p text:style-name="P96"><text:span text:style-name="T18">Ч</text:span><text:span text:style-name="T17">асть 1</text:span></text:p>
          <text:list>
            <text:list-item>
              <text:p text:style-name="P94"><text:span text:style-name="T52">Просмотрена программа hello1.asm </text:span><text:span text:style-name="T53">и</text:span><text:span text:style-name="T52"> </text:span><text:span text:style-name="T53">р</text:span><text:span text:style-name="T52">азобрана <text:s/>структура и реализация каждого сегмента программы.</text:span></text:p>
            </text:list-item>
            <text:list-item>
              <text:p text:style-name="P97">Изменена символьная строка Greeting в сегменте данный на <text:s/>„Привет мир“</text:p>
            </text:list-item>
            <text:list-item>
              <text:p text:style-name="P98">Протранслированна программа с помощью <text:span text:style-name="T37">MASM.EXE </text:span>с созданием объектного файла hello1.<text:span text:style-name="T38">obj</text:span> и файлом листинга<text:span text:style-name="T37"> </text:span><text:span text:style-name="T38">hello1.lst</text:span><text:span text:style-name="T37"> </text:span>без ошибок.</text:p>
            </text:list-item>
            <text:list-item>
              <text:p text:style-name="P99">Скомпонован загрузочный модуль <text:span text:style-name="T54">с</text:span> созданием <text:s/>исполняемого файла hello1.exe , <text:span text:style-name="T54">также без ошибок.</text:span></text:p>
            </text:list-item>
            <text:list-item>
              <text:p text:style-name="P100"><text:span text:style-name="T54">Запущена</text:span> программ<text:span text:style-name="T54">а</text:span> в автоматическом режиме. <text:span text:style-name="T54">Программа работает корректно , выводит строку </text:span><text:span text:style-name="T66">„</text:span><text:span text:style-name="T31">Вас приветствует ст.гр.0382 - Ильин Д.А.</text:span><text:span text:style-name="T66">“.</text:span></text:p>
            </text:list-item>
            <text:list-item>
              <text:p text:style-name="P98">Запу<text:span text:style-name="T55">щено</text:span> выполнение программы под управлением отладчика <text:span text:style-name="T55">с пошаговым выполнением и занесением данных в таблицу 2.</text:span></text:p>
              <text:p text:style-name="P101"/>
              <text:p text:style-name="P101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5"><text:span text:style-name="T49"><text:s/></text:span><text:span text:style-name="T39">CS </text:span><text:span text:style-name="T40">=</text:span><text:span text:style-name="T39"> 1A05<text:tab/>; <text:tab/>DS </text:span><text:span text:style-name="T40">=</text:span><text:span text:style-name="T39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7"><text:span text:style-name="T37"><text:tab/><text:tab/><text:tab/><text:tab/> ES </text:span><text:span text:style-name="T40">=</text:span><text:span text:style-name="T37"> 19F5<text:tab/>;<text:tab/>SS </text:span><text:span text:style-name="T40">=</text:span><text:span text:style-name="T37"> 1A08 ;</text:span></text:p>
                                              <text:p text:style-name="P103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1"/>
            </text:list-item>
          </text:list>
        </text:list-item>
      </text:list>
      <text:p text:style-name="P91"/>
      <text:p text:style-name="P92">Таблица <text:sequence text:ref-name="refTable1" text:name="Table" text:formula="ooow:Table+1" style:num-format="1">1</text:sequence><text:s/>- <text:span text:style-name="T55">Отладка </text:span><text:span text:style-name="T39">hello1.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27">Адрес</text:p>
            <text:p text:style-name="P27">Команды</text:p>
          </table:table-cell>
          <table:table-cell table:style-name="Таблица2.A1" table:number-rows-spanned="2" office:value-type="string">
            <text:p text:style-name="P27">Символический</text:p>
            <text:p text:style-name="P27">код команды</text:p>
          </table:table-cell>
          <table:table-cell table:style-name="Таблица2.A1" table:number-rows-spanned="2" office:value-type="string">
            <text:p text:style-name="P27">16-ричный</text:p>
            <text:p text:style-name="P25">код команды</text:p>
          </table:table-cell>
          <table:table-cell table:style-name="Таблица2.D1" table:number-columns-spanned="2" office:value-type="string">
            <text:p text:style-name="P27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64">до выполнения </text:p>
          </table:table-cell>
          <table:table-cell table:style-name="Таблица2.E2" office:value-type="string">
            <text:p text:style-name="P32">После выполнения</text:p>
          </table:table-cell>
        </table:table-row>
        <table:table-row>
          <table:table-cell table:style-name="Таблица2.D2" office:value-type="string">
            <text:p text:style-name="P27">00<text:span text:style-name="T40">10</text:span></text:p>
          </table:table-cell>
          <table:table-cell table:style-name="Таблица2.D2" office:value-type="string">
            <text:p text:style-name="P27">M<text:span text:style-name="T40">OV <text:s/>AX, 1A07</text:span></text:p>
          </table:table-cell>
          <table:table-cell table:style-name="Таблица2.D2" office:value-type="string">
            <text:p text:style-name="P53">B8071A</text:p>
          </table:table-cell>
          <table:table-cell table:style-name="Таблица2.D2" office:value-type="string">
            <text:p text:style-name="P49">AX = <text:span text:style-name="T40">0000</text:span></text:p>
            <text:p text:style-name="P49">IP = 00<text:span text:style-name="T40">10</text:span></text:p>
          </table:table-cell>
          <table:table-cell table:style-name="Таблица2.E2" office:value-type="string">
            <text:p text:style-name="P27">AX = <text:span text:style-name="T40">1A07</text:span></text:p>
            <text:p text:style-name="P27">IP = <text:span text:style-name="T37">00</text:span><text:span text:style-name="T40">1</text:span><text:span text:style-name="T37">3</text:span></text:p>
          </table:table-cell>
        </table:table-row>
        <table:table-row>
          <table:table-cell table:style-name="Таблица2.D2" office:value-type="string">
            <text:p text:style-name="P35">0013</text:p>
          </table:table-cell>
          <table:table-cell table:style-name="Таблица2.D2" office:value-type="string">
            <text:p text:style-name="P27"><text:span text:style-name="T40">MOV</text:span> <text:s/><text:span text:style-name="T40">DS</text:span>, <text:span text:style-name="T40">AX</text:span></text:p>
          </table:table-cell>
          <table:table-cell table:style-name="Таблица2.D2" office:value-type="string">
            <text:p text:style-name="P53">8ED8</text:p>
          </table:table-cell>
          <table:table-cell table:style-name="Таблица2.D2" office:value-type="string">
            <text:p text:style-name="P53">DS <text:s/>= <text:span text:style-name="T55">19F5 </text:span></text:p>
            <text:p text:style-name="P53">IP = 0013</text:p>
          </table:table-cell>
          <table:table-cell table:style-name="Таблица2.E2" office:value-type="string">
            <text:p text:style-name="P53">DS <text:s/>= <text:s text:c="2"/>1A07</text:p>
            <text:p text:style-name="P53">IP = 0015</text:p>
          </table:table-cell>
        </table:table-row>
        <table:table-row>
          <table:table-cell table:style-name="Таблица2.D2" office:value-type="string">
            <text:p text:style-name="P36">0015</text:p>
          </table:table-cell>
          <table:table-cell table:style-name="Таблица2.D2" office:value-type="string">
            <text:p text:style-name="P36">MOV DX, 000</text:p>
          </table:table-cell>
          <table:table-cell table:style-name="Таблица2.D2" office:value-type="string">
            <text:p text:style-name="P36">BA0000</text:p>
          </table:table-cell>
          <table:table-cell table:style-name="Таблица2.D2" office:value-type="string">
            <text:p text:style-name="P54">D<text:span text:style-name="T57">X</text:span> <text:s/>= <text:span text:style-name="T57">0000</text:span><text:span text:style-name="T55"> </text:span></text:p>
            <text:p text:style-name="P54">IP = 001<text:span text:style-name="T57">5</text:span></text:p>
          </table:table-cell>
          <table:table-cell table:style-name="Таблица2.E2" office:value-type="string">
            <text:p text:style-name="P54">D<text:span text:style-name="T57">X</text:span> <text:s/>= <text:span text:style-name="T57">0000</text:span><text:span text:style-name="T55"> </text:span></text:p>
            <text:p text:style-name="P54">IP = 001<text:span text:style-name="T57">8</text:span></text:p>
          </table:table-cell>
        </table:table-row>
        <table:table-row>
          <table:table-cell table:style-name="Таблица2.D2" office:value-type="string">
            <text:p text:style-name="P36">0018</text:p>
          </table:table-cell>
          <table:table-cell table:style-name="Таблица2.D2" office:value-type="string">
            <text:p text:style-name="P36">MOV AH, 09</text:p>
          </table:table-cell>
          <table:table-cell table:style-name="Таблица2.D2" office:value-type="string">
            <text:p text:style-name="P36">B409</text:p>
          </table:table-cell>
          <table:table-cell table:style-name="Таблица2.D2" office:value-type="string">
            <text:p text:style-name="P54"><text:span text:style-name="T57">AX</text:span> <text:s/>= 1A07<text:span text:style-name="T55"> </text:span></text:p>
            <text:p text:style-name="P54">IP = 001<text:span text:style-name="T57">8</text:span></text:p>
          </table:table-cell>
          <table:table-cell table:style-name="Таблица2.E2" office:value-type="string">
            <text:p text:style-name="P54"><text:span text:style-name="T57">AX</text:span> <text:s/>= <text:span text:style-name="T57">09</text:span>07<text:span text:style-name="T55"> </text:span></text:p>
            <text:p text:style-name="P54">IP = 00<text:span text:style-name="T57">1A</text:span></text:p>
          </table:table-cell>
        </table:table-row>
        <table:table-row>
          <table:table-cell table:style-name="Таблица2.D2" office:value-type="string">
            <text:p text:style-name="P36">001A</text:p>
          </table:table-cell>
          <table:table-cell table:style-name="Таблица2.D2" office:value-type="string">
            <text:p text:style-name="P36">INT 21</text:p>
          </table:table-cell>
          <table:table-cell table:style-name="Таблица2.D2" office:value-type="string">
            <text:p text:style-name="P36">CD21</text:p>
          </table:table-cell>
          <table:table-cell table:style-name="Таблица2.D2" office:value-type="string">
            <text:p text:style-name="P54">IP = 001<text:span text:style-name="T57">A</text:span></text:p>
          </table:table-cell>
          <table:table-cell table:style-name="Таблица2.E2" office:value-type="string">
            <text:p text:style-name="P54">IP = 001<text:span text:style-name="T57">C</text:span></text:p>
          </table:table-cell>
        </table:table-row>
        <table:table-row>
          <table:table-cell table:style-name="Таблица2.D2" office:value-type="string">
            <text:p text:style-name="P36">001C</text:p>
          </table:table-cell>
          <table:table-cell table:style-name="Таблица2.D2" office:value-type="string">
            <text:p text:style-name="P36">MOV AH, 4C</text:p>
          </table:table-cell>
          <table:table-cell table:style-name="Таблица2.D2" office:value-type="string">
            <text:p text:style-name="P36">B44C</text:p>
          </table:table-cell>
          <table:table-cell table:style-name="Таблица2.D2" office:value-type="string">
            <text:p text:style-name="P55">AX = 0907</text:p>
            <text:p text:style-name="P55">IP = 001C</text:p>
          </table:table-cell>
          <table:table-cell table:style-name="Таблица2.E2" office:value-type="string">
            <text:p text:style-name="P55">AX = 4C07</text:p>
            <text:p text:style-name="P55">IP = 001E</text:p>
          </table:table-cell>
        </table:table-row>
        <table:table-row>
          <table:table-cell table:style-name="Таблица2.D2" office:value-type="string">
            <text:p text:style-name="P36">001E</text:p>
          </table:table-cell>
          <table:table-cell table:style-name="Таблица2.D2" office:value-type="string">
            <text:p text:style-name="P36">INT 21</text:p>
          </table:table-cell>
          <table:table-cell table:style-name="Таблица2.D2" office:value-type="string">
            <text:p text:style-name="P36">CD21</text:p>
          </table:table-cell>
          <table:table-cell table:style-name="Таблица2.D2" office:value-type="string">
            <text:p text:style-name="P56">IP = 001E</text:p>
          </table:table-cell>
          <table:table-cell table:style-name="Таблица2.E2" office:value-type="string">
            <text:p text:style-name="P56">IP = 14A1 </text:p>
          </table:table-cell>
        </table:table-row>
      </table:table>
      <text:p text:style-name="P43"/>
      <text:list xml:id="list2424278135" text:style-name="L2">
        <text:list-item>
          <text:p text:style-name="P106">Часть 2</text:p>
          <text:list>
            <text:list-item>
              <text:p text:style-name="P104"><text:span text:style-name="T3">Проделаны аналогичные шаги <text:s/>1.1-1.6 для программы </text:span><text:span text:style-name="T4">hello2.asm. </text:span><text:span text:style-name="T3">Результат пошагового выполнения находится в таблице 3.</text:span></text:p>
              <text:p text:style-name="P106"/>
              <text:p text:style-name="P102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5"><text:span text:style-name="T49"><text:s/></text:span><text:span text:style-name="T39">CS </text:span><text:span text:style-name="T40">=</text:span><text:span text:style-name="T39"> 1A0</text:span><text:span text:style-name="T42">A</text:span><text:span text:style-name="T39"><text:tab/>; <text:tab/>DS </text:span><text:span text:style-name="T40">=</text:span><text:span text:style-name="T39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8"><text:span text:style-name="T4"><text:tab/><text:tab/><text:tab/><text:tab/> ES </text:span><text:span text:style-name="T5">=</text:span><text:span text:style-name="T4"> 19F5<text:tab/>;<text:tab/>SS </text:span><text:span text:style-name="T5">=</text:span><text:span text:style-name="T4"> 1A0</text:span><text:span text:style-name="T6">5</text:span><text:span text:style-name="T4"> 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6"/>
              <text:p text:style-name="P109">Таблица <text:sequence text:ref-name="refTable2" text:name="Table" text:formula="ooow:Table+1" style:num-format="1">2</text:sequence><text:s/>- <text:span text:style-name="T58">Отладка </text:span><text:span text:style-name="T41">hello2.</text:span><text:span text:style-name="T47">exe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rows-spanned="2" office:value-type="string">
            <text:p text:style-name="P28">Адрес</text:p>
            <text:p text:style-name="P28">Команды</text:p>
          </table:table-cell>
          <table:table-cell table:style-name="Таблица5.A1" table:number-rows-spanned="2" office:value-type="string">
            <text:p text:style-name="P28">Символический</text:p>
            <text:p text:style-name="P28">код команды</text:p>
          </table:table-cell>
          <table:table-cell table:style-name="Таблица5.A1" table:number-rows-spanned="2" office:value-type="string">
            <text:p text:style-name="P28">16-ричный</text:p>
            <text:p text:style-name="P26">код команды</text:p>
          </table:table-cell>
          <table:table-cell table:style-name="Таблица5.D1" table:number-columns-spanned="2" office:value-type="string">
            <text:p text:style-name="P28">Содержимое регистров и ячеек памяти</text:p>
          </table:table-cell>
          <table:covered-table-cell/>
        </table:table-row>
        <table:table-row table:style-name="Таблица5.2">
          <table:covered-table-cell/>
          <table:covered-table-cell/>
          <table:covered-table-cell/>
          <table:table-cell table:style-name="Таблица5.D2" office:value-type="string">
            <text:p text:style-name="P65">до выполнения </text:p>
          </table:table-cell>
          <table:table-cell table:style-name="Таблица5.E2" office:value-type="string">
            <text:p text:style-name="P33">После выполнения</text:p>
          </table:table-cell>
        </table:table-row>
        <table:table-row>
          <table:table-cell table:style-name="Таблица5.D2" office:value-type="string">
            <text:p text:style-name="P28">000<text:span text:style-name="T42">5</text:span></text:p>
          </table:table-cell>
          <table:table-cell table:style-name="Таблица5.D2" office:value-type="string">
            <text:p text:style-name="P37">PUSH DS</text:p>
          </table:table-cell>
          <table:table-cell table:style-name="Таблица5.D2" office:value-type="string">
            <text:p text:style-name="P57">1E</text:p>
          </table:table-cell>
          <table:table-cell table:style-name="Таблица5.D2" office:value-type="string">
            <text:p text:style-name="P28">IP = 000<text:span text:style-name="T42">5</text:span></text:p>
            <text:p text:style-name="P34"><text:soft-page-break/><text:span text:style-name="T42">S</text:span><text:span text:style-name="T37">P = 0018</text:span></text:p>
            <text:p text:style-name="P57">Stack <text:s/>+0 0000</text:p>
            <text:p text:style-name="P57"><text:s text:c="10"/>+2 0000</text:p>
            <text:p text:style-name="P57"><text:s text:c="10"/>+4 0000</text:p>
            <text:p text:style-name="P57"><text:s text:c="9"/>+6 0000</text:p>
          </table:table-cell>
          <table:table-cell table:style-name="Таблица5.E2" office:value-type="string">
            <text:p text:style-name="P28">IP = 000<text:span text:style-name="T42">5</text:span></text:p>
            <text:p text:style-name="P34"><text:soft-page-break/><text:span text:style-name="T42">S</text:span><text:span text:style-name="T37">P = 0016</text:span></text:p>
            <text:p text:style-name="P57">Stack <text:s/>+0 19F5</text:p>
            <text:p text:style-name="P57"><text:s text:c="10"/>+2 0000</text:p>
            <text:p text:style-name="P57"><text:s text:c="10"/>+4 0000</text:p>
            <text:p text:style-name="P57"><text:s text:c="9"/>+6 0000</text:p>
          </table:table-cell>
        </table:table-row>
        <table:table-row>
          <table:table-cell table:style-name="Таблица5.D2" office:value-type="string">
            <text:p text:style-name="P37">0006</text:p>
          </table:table-cell>
          <table:table-cell table:style-name="Таблица5.D2" office:value-type="string">
            <text:p text:style-name="P37">SUB AX, AX</text:p>
          </table:table-cell>
          <table:table-cell table:style-name="Таблица5.D2" office:value-type="string">
            <text:p text:style-name="P57">2B C0</text:p>
          </table:table-cell>
          <table:table-cell table:style-name="Таблица5.D2" office:value-type="string">
            <text:p text:style-name="P29">IP = 000<text:span text:style-name="T42">5</text:span></text:p>
          </table:table-cell>
          <table:table-cell table:style-name="Таблица5.E2" office:value-type="string">
            <text:p text:style-name="P66">IP = 0008</text:p>
          </table:table-cell>
        </table:table-row>
        <table:table-row>
          <table:table-cell table:style-name="Таблица5.D2" office:value-type="string">
            <text:p text:style-name="P37">0008</text:p>
          </table:table-cell>
          <table:table-cell table:style-name="Таблица5.D2" office:value-type="string">
            <text:p text:style-name="P37">PU<text:span text:style-name="T60">S</text:span>H AX</text:p>
          </table:table-cell>
          <table:table-cell table:style-name="Таблица5.D2" office:value-type="string">
            <text:p text:style-name="P57">50</text:p>
          </table:table-cell>
          <table:table-cell table:style-name="Таблица5.D2" office:value-type="string">
            <text:p text:style-name="P28">IP = 000<text:span text:style-name="T42">8</text:span></text:p>
            <text:p text:style-name="P34"><text:span text:style-name="T42">P</text:span><text:span text:style-name="T37">S = 0016</text:span></text:p>
            <text:p text:style-name="P57">Stack <text:s/>+0 19F5</text:p>
            <text:p text:style-name="P57"><text:s text:c="10"/>+2 0000</text:p>
            <text:p text:style-name="P57"><text:s text:c="10"/>+4 0000</text:p>
            <text:p text:style-name="P57"><text:s text:c="10"/>+6 0000</text:p>
          </table:table-cell>
          <table:table-cell table:style-name="Таблица5.E2" office:value-type="string">
            <text:p text:style-name="P29">IP = 000<text:span text:style-name="T43">9</text:span></text:p>
            <text:p text:style-name="P34"><text:span text:style-name="T42">P</text:span><text:span text:style-name="T37">S =0014</text:span></text:p>
            <text:p text:style-name="P57">Stack <text:s/>+0 0000</text:p>
            <text:p text:style-name="P57"><text:s text:c="11"/>+2 19F5</text:p>
            <text:p text:style-name="P57"><text:s text:c="11"/>+4 0000</text:p>
            <text:p text:style-name="P60"><text:s text:c="11"/>+6 0000</text:p>
          </table:table-cell>
        </table:table-row>
        <table:table-row>
          <table:table-cell table:style-name="Таблица5.D2" office:value-type="string">
            <text:p text:style-name="P38">0009</text:p>
          </table:table-cell>
          <table:table-cell table:style-name="Таблица5.D2" office:value-type="string">
            <text:p text:style-name="P38">MOV AX, 1A07</text:p>
          </table:table-cell>
          <table:table-cell table:style-name="Таблица5.D2" office:value-type="string">
            <text:p text:style-name="P58">B8071A</text:p>
          </table:table-cell>
          <table:table-cell table:style-name="Таблица5.D2" office:value-type="string">
            <text:p text:style-name="P30">IP = 000<text:span text:style-name="T43">9</text:span></text:p>
            <text:p text:style-name="P38">AX = 0000</text:p>
          </table:table-cell>
          <table:table-cell table:style-name="Таблица5.E2" office:value-type="string">
            <text:p text:style-name="P30">IP = <text:s/><text:span text:style-name="T43">000C</text:span></text:p>
            <text:p text:style-name="P34"><text:span text:style-name="T37">AX = </text:span><text:span text:style-name="T9">1A07</text:span></text:p>
          </table:table-cell>
        </table:table-row>
        <table:table-row>
          <table:table-cell table:style-name="Таблица5.D2" office:value-type="string">
            <text:p text:style-name="P38">000C</text:p>
          </table:table-cell>
          <table:table-cell table:style-name="Таблица5.D2" office:value-type="string">
            <text:p text:style-name="P38">MOV DS, AX</text:p>
          </table:table-cell>
          <table:table-cell table:style-name="Таблица5.D2" office:value-type="string">
            <text:p text:style-name="P58">8ED8</text:p>
          </table:table-cell>
          <table:table-cell table:style-name="Таблица5.D2" office:value-type="string">
            <text:p text:style-name="P38">IP = 000C </text:p>
            <text:p text:style-name="P38">DS = <text:s/>19F5</text:p>
          </table:table-cell>
          <table:table-cell table:style-name="Таблица5.E2" office:value-type="string">
            <text:p text:style-name="P38">IP = 000E</text:p>
            <text:p text:style-name="P38">DS = 1A07</text:p>
          </table:table-cell>
        </table:table-row>
        <table:table-row>
          <table:table-cell table:style-name="Таблица5.D2" office:value-type="string">
            <text:p text:style-name="P38">000E</text:p>
          </table:table-cell>
          <table:table-cell table:style-name="Таблица5.D2" office:value-type="string">
            <text:p text:style-name="P38">MOV DX, 0000</text:p>
          </table:table-cell>
          <table:table-cell table:style-name="Таблица5.D2" office:value-type="string">
            <text:p text:style-name="P58">BA0000</text:p>
          </table:table-cell>
          <table:table-cell table:style-name="Таблица5.D2" office:value-type="string">
            <text:p text:style-name="P38">IP = 000E </text:p>
          </table:table-cell>
          <table:table-cell table:style-name="Таблица5.E2" office:value-type="string">
            <text:p text:style-name="P38">IP = 0011</text:p>
          </table:table-cell>
        </table:table-row>
        <table:table-row>
          <table:table-cell table:style-name="Таблица5.D2" office:value-type="string">
            <text:p text:style-name="P38">0011</text:p>
          </table:table-cell>
          <table:table-cell table:style-name="Таблица5.D2" office:value-type="string">
            <text:p text:style-name="P38">CALL 0000</text:p>
          </table:table-cell>
          <table:table-cell table:style-name="Таблица5.D2" office:value-type="string">
            <text:p text:style-name="P58">E8ECFF</text:p>
          </table:table-cell>
          <table:table-cell table:style-name="Таблица5.D2" office:value-type="string">
            <text:p text:style-name="P38">IP = 0011</text:p>
            <text:p text:style-name="P38">SP = 0014</text:p>
            <text:p text:style-name="P71">Stack <text:s/>+0 0000</text:p>
            <text:p text:style-name="P71"><text:s text:c="11"/>+2 19F5</text:p>
            <text:p text:style-name="P71"><text:s text:c="11"/>+4 0000</text:p>
            <text:p text:style-name="P61"><text:s text:c="11"/>+6 0000</text:p>
          </table:table-cell>
          <table:table-cell table:style-name="Таблица5.E2" office:value-type="string">
            <text:p text:style-name="P38">IP = 0000</text:p>
            <text:p text:style-name="P38">SP = 0012</text:p>
            <text:p text:style-name="P50"><text:span text:style-name="T37">Stack <text:s/>+0 00</text:span><text:span text:style-name="T44">14</text:span></text:p>
            <text:p text:style-name="P50"><text:span text:style-name="T37"><text:s text:c="11"/>+2 </text:span><text:span text:style-name="T10">0000</text:span></text:p>
            <text:p text:style-name="P72"><text:s text:c="11"/>+4 19F5</text:p>
            <text:p text:style-name="P61"><text:s text:c="11"/>+6 0000</text:p>
          </table:table-cell>
        </table:table-row>
        <table:table-row>
          <table:table-cell table:style-name="Таблица5.D2" office:value-type="string">
            <text:p text:style-name="P41">0000</text:p>
          </table:table-cell>
          <table:table-cell table:style-name="Таблица5.D2" office:value-type="string">
            <text:p text:style-name="P41">MOV AH, 09</text:p>
          </table:table-cell>
          <table:table-cell table:style-name="Таблица5.D2" office:value-type="string">
            <text:p text:style-name="P59">B409</text:p>
          </table:table-cell>
          <table:table-cell table:style-name="Таблица5.D2" office:value-type="string">
            <text:p text:style-name="P41">IP = 0000</text:p>
            <text:p text:style-name="P41">AX = 1A07</text:p>
          </table:table-cell>
          <table:table-cell table:style-name="Таблица5.E2" office:value-type="string">
            <text:p text:style-name="P41">IP = 0002</text:p>
            <text:p text:style-name="P41">AX = 0907</text:p>
          </table:table-cell>
        </table:table-row>
        <table:table-row>
          <table:table-cell table:style-name="Таблица5.D2" office:value-type="string">
            <text:p text:style-name="P41">0002</text:p>
          </table:table-cell>
          <table:table-cell table:style-name="Таблица5.D2" office:value-type="string">
            <text:p text:style-name="P41">INT 21</text:p>
          </table:table-cell>
          <table:table-cell table:style-name="Таблица5.D2" office:value-type="string">
            <text:p text:style-name="P59">CD21</text:p>
          </table:table-cell>
          <table:table-cell table:style-name="Таблица5.D2" office:value-type="string">
            <text:p text:style-name="P41">IP = 0002</text:p>
          </table:table-cell>
          <table:table-cell table:style-name="Таблица5.E2" office:value-type="string">
            <text:p text:style-name="P41">IP = 0004</text:p>
          </table:table-cell>
        </table:table-row>
        <table:table-row>
          <table:table-cell table:style-name="Таблица5.D2" office:value-type="string">
            <text:p text:style-name="P41">0004</text:p>
          </table:table-cell>
          <table:table-cell table:style-name="Таблица5.D2" office:value-type="string">
            <text:p text:style-name="P41">RET</text:p>
          </table:table-cell>
          <table:table-cell table:style-name="Таблица5.D2" office:value-type="string">
            <text:p text:style-name="P59">C3</text:p>
          </table:table-cell>
          <table:table-cell table:style-name="Таблица5.D2" office:value-type="string">
            <text:p text:style-name="P39">IP = 000<text:span text:style-name="T62">4</text:span></text:p>
            <text:p text:style-name="P39">SP = 0012</text:p>
            <text:p text:style-name="P51"><text:span text:style-name="T37">Stack <text:s/>+0 00</text:span><text:span text:style-name="T44">14</text:span></text:p>
            <text:p text:style-name="P51"><text:soft-page-break/><text:span text:style-name="T37"><text:s text:c="11"/>+2 </text:span><text:span text:style-name="T10">0000</text:span></text:p>
            <text:p text:style-name="P72"><text:s text:c="11"/>+4 19F5</text:p>
            <text:p text:style-name="P62"><text:s text:c="11"/>+6 0000</text:p>
          </table:table-cell>
          <table:table-cell table:style-name="Таблица5.E2" office:value-type="string">
            <text:p text:style-name="P39">IP = 00<text:span text:style-name="T61">14</text:span></text:p>
            <text:p text:style-name="P39">SP = 00<text:span text:style-name="T61">14</text:span></text:p>
            <text:p text:style-name="P72">Stack <text:s/>+0 0000</text:p>
            <text:p text:style-name="P72"><text:soft-page-break/><text:s text:c="11"/>+2 19F5</text:p>
            <text:p text:style-name="P72"><text:s text:c="11"/>+4 0000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38">0014</text:p>
          </table:table-cell>
          <table:table-cell table:style-name="Таблица5.D2" office:value-type="string">
            <text:p text:style-name="P38">MOV DX,0010</text:p>
          </table:table-cell>
          <table:table-cell table:style-name="Таблица5.D2" office:value-type="string">
            <text:p text:style-name="P58">BA0100</text:p>
          </table:table-cell>
          <table:table-cell table:style-name="Таблица5.D2" office:value-type="string">
            <text:p text:style-name="P41">IP = 0014</text:p>
            <text:p text:style-name="P41">DX = 0000</text:p>
          </table:table-cell>
          <table:table-cell table:style-name="Таблица5.E2" office:value-type="string">
            <text:p text:style-name="P41">IP = 0017</text:p>
            <text:p text:style-name="P41">DX = 0010</text:p>
          </table:table-cell>
        </table:table-row>
        <table:table-row>
          <table:table-cell table:style-name="Таблица5.D2" office:value-type="string">
            <text:p text:style-name="P38">0017</text:p>
          </table:table-cell>
          <table:table-cell table:style-name="Таблица5.D2" office:value-type="string">
            <text:p text:style-name="P38">CALL 0000</text:p>
          </table:table-cell>
          <table:table-cell table:style-name="Таблица5.D2" office:value-type="string">
            <text:p text:style-name="P58">E8E6FF</text:p>
          </table:table-cell>
          <table:table-cell table:style-name="Таблица5.D2" office:value-type="string">
            <text:p text:style-name="P39">IP = 00<text:span text:style-name="T61">17</text:span></text:p>
            <text:p text:style-name="P39">SP = 001<text:span text:style-name="T61">4</text:span></text:p>
            <text:p text:style-name="P72">Stack <text:s/>+0 0000</text:p>
            <text:p text:style-name="P72"><text:s text:c="11"/>+2 19F5</text:p>
            <text:p text:style-name="P72"><text:s text:c="11"/>+4 0000</text:p>
            <text:p text:style-name="P74"><text:s text:c="11"/>+6 0000</text:p>
          </table:table-cell>
          <table:table-cell table:style-name="Таблица5.E2" office:value-type="string">
            <text:p text:style-name="P39">IP = 00<text:span text:style-name="T61">00</text:span></text:p>
            <text:p text:style-name="P39">SP = 001<text:span text:style-name="T12">2</text:span></text:p>
            <text:p text:style-name="P51"><text:span text:style-name="T37">Stack <text:s/>+0 0</text:span><text:span text:style-name="T44">01A</text:span></text:p>
            <text:p text:style-name="P51"><text:span text:style-name="T37"><text:s text:c="11"/>+2 </text:span><text:span text:style-name="T44">0000</text:span></text:p>
            <text:p text:style-name="P72"><text:s text:c="11"/>+4 19F5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41">0000</text:p>
          </table:table-cell>
          <table:table-cell table:style-name="Таблица5.D2" office:value-type="string">
            <text:p text:style-name="P41">MOV AH, 09</text:p>
          </table:table-cell>
          <table:table-cell table:style-name="Таблица5.D2" office:value-type="string">
            <text:p text:style-name="P59">B409</text:p>
          </table:table-cell>
          <table:table-cell table:style-name="Таблица5.D2" office:value-type="string">
            <text:p text:style-name="P41">IP = 0000</text:p>
          </table:table-cell>
          <table:table-cell table:style-name="Таблица5.E2" office:value-type="string">
            <text:p text:style-name="P41">IP = 0002</text:p>
          </table:table-cell>
        </table:table-row>
        <table:table-row>
          <table:table-cell table:style-name="Таблица5.D2" office:value-type="string">
            <text:p text:style-name="P41">0002</text:p>
          </table:table-cell>
          <table:table-cell table:style-name="Таблица5.D2" office:value-type="string">
            <text:p text:style-name="P41">INT 21</text:p>
          </table:table-cell>
          <table:table-cell table:style-name="Таблица5.D2" office:value-type="string">
            <text:p text:style-name="P59">CD21</text:p>
          </table:table-cell>
          <table:table-cell table:style-name="Таблица5.D2" office:value-type="string">
            <text:p text:style-name="P41">IP = 0002</text:p>
          </table:table-cell>
          <table:table-cell table:style-name="Таблица5.E2" office:value-type="string">
            <text:p text:style-name="P41">IP = 0004</text:p>
          </table:table-cell>
        </table:table-row>
        <table:table-row>
          <table:table-cell table:style-name="Таблица5.D2" office:value-type="string">
            <text:p text:style-name="P41">0004</text:p>
          </table:table-cell>
          <table:table-cell table:style-name="Таблица5.D2" office:value-type="string">
            <text:p text:style-name="P41">RET</text:p>
          </table:table-cell>
          <table:table-cell table:style-name="Таблица5.D2" office:value-type="string">
            <text:p text:style-name="P59">C3</text:p>
          </table:table-cell>
          <table:table-cell table:style-name="Таблица5.D2" office:value-type="string">
            <text:p text:style-name="P39">IP = 000<text:span text:style-name="T62">4</text:span></text:p>
            <text:p text:style-name="P39">SP = 0012</text:p>
            <text:p text:style-name="P51"><text:span text:style-name="T37">Stack <text:s/>+0 00</text:span><text:span text:style-name="T44">1</text:span><text:span text:style-name="T45">A</text:span></text:p>
            <text:p text:style-name="P51"><text:span text:style-name="T37"><text:s text:c="11"/>+2 </text:span><text:span text:style-name="T10">0000</text:span></text:p>
            <text:p text:style-name="P72"><text:s text:c="11"/>+4 19F5</text:p>
            <text:p text:style-name="P62"><text:s text:c="11"/>+6 0000</text:p>
          </table:table-cell>
          <table:table-cell table:style-name="Таблица5.E2" office:value-type="string">
            <text:p text:style-name="P39">IP = 00<text:span text:style-name="T61">1</text:span><text:span text:style-name="T62">A</text:span></text:p>
            <text:p text:style-name="P39">SP = 00<text:span text:style-name="T61">14</text:span></text:p>
            <text:p text:style-name="P72">Stack <text:s/>+0 0000</text:p>
            <text:p text:style-name="P72"><text:s text:c="11"/>+2 19F5</text:p>
            <text:p text:style-name="P72"><text:s text:c="11"/>+4 0000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38">001A</text:p>
          </table:table-cell>
          <table:table-cell table:style-name="Таблица5.D2" office:value-type="string">
            <text:p text:style-name="P38">Ret <text:s/>Far</text:p>
          </table:table-cell>
          <table:table-cell table:style-name="Таблица5.D2" office:value-type="string">
            <text:p text:style-name="P58">CB</text:p>
          </table:table-cell>
          <table:table-cell table:style-name="Таблица5.D2" office:value-type="string">
            <text:p text:style-name="P40">IP = 00<text:span text:style-name="T61">1</text:span><text:span text:style-name="T62">A</text:span></text:p>
            <text:p text:style-name="P40">SP = 00<text:span text:style-name="T61">14</text:span></text:p>
            <text:p text:style-name="P42"><text:span text:style-name="T55">CS </text:span><text:span text:style-name="T56">=</text:span><text:span text:style-name="T55"> 1A0</text:span><text:span text:style-name="T59">A</text:span></text:p>
            <text:p text:style-name="P73">Stack <text:s/>+0 0000</text:p>
            <text:p text:style-name="P73"><text:s text:c="11"/>+2 19F5</text:p>
            <text:p text:style-name="P73"><text:s text:c="11"/>+4 0000</text:p>
            <text:p text:style-name="P75"><text:s text:c="11"/>+6 0000</text:p>
          </table:table-cell>
          <table:table-cell table:style-name="Таблица5.E2" office:value-type="string">
            <text:p text:style-name="P40">IP = 00<text:span text:style-name="T62">00</text:span></text:p>
            <text:p text:style-name="P40">SP = 00<text:span text:style-name="T61">1</text:span><text:span text:style-name="T62">8</text:span></text:p>
            <text:p text:style-name="P42"><text:span text:style-name="T55">CS </text:span><text:span text:style-name="T56">=</text:span><text:span text:style-name="T55"> 1</text:span><text:span text:style-name="T62">9F5</text:span></text:p>
            <text:p text:style-name="P73">Stack <text:s/>+0 0000</text:p>
            <text:p text:style-name="P52"><text:span text:style-name="T37"><text:s text:c="11"/>+2 </text:span><text:span text:style-name="T11">0000</text:span></text:p>
            <text:p text:style-name="P73"><text:s text:c="11"/>+4 0000</text:p>
            <text:p text:style-name="P75"><text:s text:c="11"/>+6 0000</text:p>
          </table:table-cell>
        </table:table-row>
      </table:table>
      <text:list xml:id="list23750428895043" text:continue-numbering="true" text:style-name="L2">
        <text:list-item>
          <text:list>
            <text:list-header>
              <text:p text:style-name="P110"/>
            </text:list-header>
          </text:list>
        </text:list-item>
      </text:list>
      <text:p text:style-name="P47"/>
      <text:p text:style-name="P47"/>
      <text:h text:style-name="Heading_20_2" text:outline-level="2"><text:soft-page-break/>Вывод<text:span text:style-name="T63">ы</text:span>.</text:h>
      <text:p text:style-name="P89"><text:span text:style-name="Основной_20_шрифт_20_абзаца"><text:span text:style-name="T28">В ходе работы б</text:span></text:span><text:span text:style-name="Основной_20_шрифт_20_абзаца"><text:span text:style-name="T27">ыл изучен синтаксис языка Ассемблера и освоены трансляция, выполнение и отладка программ.</text:span></text:span></text:p>
      <text:p text:style-name="P46"><text:span text:style-name="Book_20_Title"><text:span text:style-name="T35"/></text:span></text:p>
      <text:p text:style-name="Text_20_body"/>
      <text:p text:style-name="P82"/>
      <text:p text:style-name="Standard"/>
      <text:h text:style-name="P77" text:outline-level="1">Приложение А<text:line-break/>Исходный код программы</text:h>
      <text:p text:style-name="P19"><text:span text:style-name="T48">Название</text:span> файла: <text:span text:style-name="T46">hello1.asm</text:span></text:p>
      <text:p text:style-name="P67"/>
      <text:p text:style-name="P67">; HELLO1.ASM - <text:s/>упрощенная версия учебной программы лаб.раб. N1</text:p>
      <text:p text:style-name="P67">; <text:s text:c="14"/>по дисциплине "Архитектура компьютера"</text:p>
      <text:p text:style-name="P67">; *****************************************************************</text:p>
      <text:p text:style-name="P67">; Назначение: Программа формирует и выводит на экран приветствие</text:p>
      <text:p text:style-name="P67">; <text:s text:c="12"/>пользователя с помощью функции ДОС "Вывод строки"</text:p>
      <text:p text:style-name="P67">; <text:s text:c="12"/>(номер 09 прерывание 21h), которая:</text:p>
      <text:p text:style-name="P67">; <text:s text:c="13"/>- обеспечивает вывод на экран строки символов,</text:p>
      <text:p text:style-name="P67">; <text:s text:c="15"/>заканчивающейся знаком "$";</text:p>
      <text:p text:style-name="P67">; <text:s text:c="13"/>- требует задания в регистре ah номера функции=09h,</text:p>
      <text:p text:style-name="P67">; <text:s text:c="15"/>а в регистре dx - <text:s/>смещения <text:s/>адреса <text:s/>выводимой</text:p>
      <text:p text:style-name="P67">; <text:s text:c="15"/>строки;</text:p>
      <text:p text:style-name="P67">; <text:s text:c="13"/>- использует регистр <text:s/>ax <text:s/>и <text:s/>не сохраняет его</text:p>
      <text:p text:style-name="P67">; <text:s text:c="15"/>содержимое.</text:p>
      <text:p text:style-name="P67">; ******************************************************************</text:p>
      <text:p text:style-name="P67"/>
      <text:p text:style-name="P67"><text:s text:c="3"/>DOSSEG <text:s text:c="37"/>; Задание сегментов под ДОС</text:p>
      <text:p text:style-name="P67"><text:s text:c="3"/>.MODEL <text:s/>SMALL <text:s text:c="30"/>; Модель памяти-SMALL(Малая)</text:p>
      <text:p text:style-name="P67"><text:s text:c="3"/>.STACK <text:s/>100h <text:s text:c="31"/>; Отвести под Стек 256 байт</text:p>
      <text:p text:style-name="P67"><text:s text:c="3"/>.DATA <text:s text:c="38"/>; Начало сегмента данных</text:p>
      <text:p text:style-name="P67">Greeting <text:s/>LABEL <text:s/>BYTE <text:s text:c="25"/>; Текст <text:s/>приветствия</text:p>
      <text:p text:style-name="P67"><text:s text:c="3"/>DB 'Привет мир',13,10,'$'</text:p>
      <text:p text:style-name="P67"><text:s text:c="3"/>.CODE <text:s text:c="31"/>; Начало сегмента кода</text:p>
      <text:p text:style-name="P67"><text:s text:c="3"/>mov <text:s/>ax, @data <text:s text:c="23"/>; Загрузка в DS адреса начала</text:p>
      <text:p text:style-name="P67"><text:s text:c="3"/>mov <text:s/>ds, ax <text:s text:c="26"/>; сегмента данных</text:p>
      <text:p text:style-name="P67"><text:s text:c="3"/>mov <text:s/>dx, OFFSET Greeting <text:s text:c="13"/>; Загрузка в dx смещения</text:p>
      <text:p text:style-name="P67"><text:s text:c="40"/>; адреса текста приветствия</text:p>
      <text:p text:style-name="P67">DisplayGreeting:</text:p>
      <text:p text:style-name="P67"><text:s text:c="3"/>mov <text:s/>ah, 9 <text:s text:c="27"/>; # функции ДОС печати строки</text:p>
      <text:p text:style-name="P67"><text:s text:c="3"/>int <text:s/>21h <text:s text:c="28"/>; вывод на экран <text:s/>приветствия</text:p>
      <text:p text:style-name="P67"><text:s text:c="3"/>mov <text:s/>ah, 4ch <text:s text:c="25"/>; # функции ДОС завершения программы</text:p>
      <text:p text:style-name="P67"><text:s text:c="3"/>int <text:s/>21h <text:s text:c="28"/>; завершение программы и выход в ДОС</text:p>
      <text:p text:style-name="P67"><text:s text:c="3"/>END</text:p>
      <text:p text:style-name="P69"/>
      <text:p text:style-name="P84"/>
      <text:p text:style-name="P90"><text:soft-page-break/><text:span text:style-name="T22">Название</text:span><text:span text:style-name="T29"> файла: </text:span><text:span text:style-name="T23">hello1.</text:span><text:span text:style-name="T19">asm</text:span></text:p>
      <text:p text:style-name="P16"/>
      <text:p text:style-name="P16">; HELLO1.ASM - <text:s/>упрощенная версия учебной программы лаб.раб. N1</text:p>
      <text:p text:style-name="P16">; <text:s text:c="14"/>по дисциплине "Архитектура компьютера"</text:p>
      <text:p text:style-name="P16">; *****************************************************************</text:p>
      <text:p text:style-name="P16">; Назначение: Программа формирует и выводит на экран приветствие</text:p>
      <text:p text:style-name="P16">; <text:s text:c="12"/>пользователя с помощью функции ДОС "Вывод строки"</text:p>
      <text:p text:style-name="P16">; <text:s text:c="12"/>(номер 09 прерывание 21h), которая:</text:p>
      <text:p text:style-name="P16">; <text:s text:c="13"/>- обеспечивает вывод на экран строки символов,</text:p>
      <text:p text:style-name="P16">; <text:s text:c="15"/>заканчивающейся знаком "$";</text:p>
      <text:p text:style-name="P16">; <text:s text:c="13"/>- требует задания в регистре ah номера функции=09h,</text:p>
      <text:p text:style-name="P16">; <text:s text:c="15"/>а в регистре dx - <text:s/>смещения <text:s/>адреса <text:s/>выводимой</text:p>
      <text:p text:style-name="P16">; <text:s text:c="15"/>строки;</text:p>
      <text:p text:style-name="P16">; <text:s text:c="13"/>- использует регистр <text:s/>ax <text:s/>и <text:s/>не сохраняет его</text:p>
      <text:p text:style-name="P16">; <text:s text:c="15"/>содержимое.</text:p>
      <text:p text:style-name="P16">; ******************************************************************</text:p>
      <text:p text:style-name="P16"/>
      <text:p text:style-name="P16"><text:s text:c="3"/>DOSSEG <text:s text:c="37"/>; Задание сегментов под ДОС</text:p>
      <text:p text:style-name="P16"><text:s text:c="3"/>.MODEL <text:s/>SMALL <text:s text:c="30"/>; Модель памяти-SMALL(Малая)</text:p>
      <text:p text:style-name="P16"><text:s text:c="3"/>.STACK <text:s/>100h <text:s text:c="31"/>; Отвести под Стек 256 байт</text:p>
      <text:p text:style-name="P16"><text:s text:c="3"/>.DATA <text:s text:c="38"/>; Начало сегмента данных</text:p>
      <text:p text:style-name="P16">Greeting <text:s/>LABEL <text:s/>BYTE <text:s text:c="25"/>; Текст <text:s/>приветствия</text:p>
      <text:p text:style-name="P16"><text:s text:c="3"/>DB 'Вас приветствует ст.гр.0382 - Ильин Д.А.',13,10,'$'</text:p>
      <text:p text:style-name="P16"><text:s text:c="3"/>.CODE <text:s text:c="31"/>; Начало сегмента кода</text:p>
      <text:p text:style-name="P16"><text:s text:c="3"/>mov <text:s/>ax, @data <text:s text:c="23"/>; Загрузка в DS адреса начала</text:p>
      <text:p text:style-name="P16"><text:s text:c="3"/>mov <text:s/>ds, ax <text:s text:c="26"/>; сегмента данных</text:p>
      <text:p text:style-name="P16"><text:s text:c="3"/>mov <text:s/>dx, OFFSET Greeting <text:s text:c="13"/>; Загрузка в dx смещения</text:p>
      <text:p text:style-name="P16"><text:soft-page-break/><text:s text:c="40"/>; адреса текста приветствия</text:p>
      <text:p text:style-name="P16">DisplayGreeting:</text:p>
      <text:p text:style-name="P16"><text:s text:c="3"/>mov <text:s/>ah, 9 <text:s text:c="27"/>; # функции ДОС печати строки</text:p>
      <text:p text:style-name="P16"><text:s text:c="3"/>int <text:s/>21h <text:s text:c="28"/>; вывод на экран <text:s/>приветствия</text:p>
      <text:p text:style-name="P16"><text:s text:c="3"/>mov <text:s/>ah, 4ch <text:s text:c="25"/>; # функции ДОС завершения программы</text:p>
      <text:p text:style-name="P16"><text:s text:c="3"/>int <text:s/>21h <text:s text:c="28"/>; завершение программы и выход в ДОС</text:p>
      <text:p text:style-name="P16"><text:s text:c="3"/>END</text:p>
      <text:p text:style-name="P15"/>
      <text:p text:style-name="P13">Название файла: hello2.asm</text:p>
      <text:p text:style-name="P16">; HELLO2 - Учебная программа N2 <text:s/>лаб.раб.#1 по дисциплине "Архитектура компьютера"</text:p>
      <text:p text:style-name="P16">; <text:s text:c="9"/>Программа использует процедуру для печати строки</text:p>
      <text:p text:style-name="P16">;</text:p>
      <text:p text:style-name="P16">; <text:s text:c="5"/>ТЕКСТ <text:s/>ПРОГРАММЫ</text:p>
      <text:p text:style-name="P16"/>
      <text:p text:style-name="P16">EOFLine <text:s/>EQU <text:s/>'$' <text:s text:c="8"/>; Определение символьной константы</text:p>
      <text:p text:style-name="P16"><text:s text:c="26"/>; <text:s text:c="4"/>"Конец строки"</text:p>
      <text:p text:style-name="P16"/>
      <text:p text:style-name="P16">; Стек <text:s/>программы</text:p>
      <text:p text:style-name="P16"/>
      <text:p text:style-name="P16">ASSUME CS:CODE, SS:AStack</text:p>
      <text:p text:style-name="P16"/>
      <text:p text:style-name="P16">AStack <text:s text:c="3"/>SEGMENT <text:s/>STACK</text:p>
      <text:p text:style-name="P16"><text:s text:c="10"/>DW 12 DUP('!') <text:s text:c="3"/>; Отводится 12 слов памяти</text:p>
      <text:p text:style-name="P16">AStack <text:s text:c="3"/>ENDS</text:p>
      <text:p text:style-name="P16"/>
      <text:p text:style-name="P16">; Данные программы</text:p>
      <text:p text:style-name="P16"/>
      <text:p text:style-name="P16">DATA <text:s text:c="5"/>SEGMENT</text:p>
      <text:p text:style-name="P16"/>
      <text:p text:style-name="P16">; <text:s/>Директивы описания данных</text:p>
      <text:p text:style-name="P16"/>
      <text:p text:style-name="P16"><text:soft-page-break/>HELLO <text:s text:c="4"/>DB 'Hello Worlds!', 0AH, 0DH,EOFLine</text:p>
      <text:p text:style-name="P16">GREETING <text:s/>DB 'Вас приветствует ст.гр.0382 - Ильин Д.А. $'</text:p>
      <text:p text:style-name="P16">DATA <text:s text:c="5"/>ENDS</text:p>
      <text:p text:style-name="P16"/>
      <text:p text:style-name="P16">; Код программы</text:p>
      <text:p text:style-name="P16"/>
      <text:p text:style-name="P16">CODE <text:s text:c="5"/>SEGMENT</text:p>
      <text:p text:style-name="P16">; Процедура печати строки</text:p>
      <text:p text:style-name="P16">WriteMsg <text:s/>PROC <text:s/>NEAR</text:p>
      <text:p text:style-name="P16"><text:s text:c="10"/>mov <text:s text:c="2"/>AH,9</text:p>
      <text:p text:style-name="P16"><text:s text:c="10"/>int <text:s text:c="2"/>21h <text:s/>; Вызов функции DOS по прерыванию</text:p>
      <text:p text:style-name="P16"><text:s text:c="10"/>ret</text:p>
      <text:p text:style-name="P16">WriteMsg <text:s/>ENDP</text:p>
      <text:p text:style-name="P16"/>
      <text:p text:style-name="P16">; Головная процедура</text:p>
      <text:p text:style-name="P16">Main <text:s text:c="5"/>PROC <text:s/>FAR</text:p>
      <text:p text:style-name="P16"><text:s text:c="10"/>push <text:s/>DS <text:s text:c="6"/>;\ <text:s/>Сохранение адреса начала PSP в стеке</text:p>
      <text:p text:style-name="P16"><text:s text:c="10"/>sub <text:s text:c="2"/>AX,AX <text:s text:c="3"/>; &gt; для последующего восстановления по</text:p>
      <text:p text:style-name="P16"><text:s text:c="10"/>push <text:s/>AX <text:s text:c="6"/>;/ <text:s/>команде ret, завершающей процедуру.</text:p>
      <text:p text:style-name="P16"><text:s text:c="10"/>mov <text:s text:c="2"/>AX,DATA <text:s text:c="12"/>; Загрузка сегментного</text:p>
      <text:p text:style-name="P16"><text:s text:c="10"/>mov <text:s text:c="2"/>DS,AX <text:s text:c="14"/>; регистра данных.</text:p>
      <text:p text:style-name="P16"><text:s text:c="10"/>mov <text:s text:c="2"/>DX, OFFSET HELLO <text:s text:c="3"/>; Вывод на экран первой</text:p>
      <text:p text:style-name="P16"><text:s text:c="10"/>call <text:s/>WriteMsg <text:s text:c="11"/>; строки приветствия.</text:p>
      <text:p text:style-name="P16"><text:s text:c="10"/>mov <text:s text:c="2"/>DX, OFFSET GREETING ; Вывод на экран второй</text:p>
      <text:p text:style-name="P16"><text:s text:c="10"/>call <text:s/>WriteMsg <text:s text:c="11"/>; строки приветствия.</text:p>
      <text:p text:style-name="P16"><text:s text:c="10"/>ret <text:s text:c="22"/>; Выход в DOS по команде,</text:p>
      <text:p text:style-name="P16"><text:s text:c="36"/>; находящейся в 1-ом слове PSP.</text:p>
      <text:p text:style-name="P16">Main <text:s text:c="5"/>ENDP</text:p>
      <text:p text:style-name="P16">CODE <text:s text:c="5"/>ENDS</text:p>
      <text:p text:style-name="P16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10:00</meta:creation-date>
    <meta:editing-duration>PT7H21M33S</meta:editing-duration>
    <meta:editing-cycles>40</meta:editing-cycles>
    <meta:generator>LibreOffice/6.4.6.2$Linux_X86_64 LibreOffice_project/40$Build-2</meta:generator>
    <dc:date>2021-09-23T02:37:17.108303297</dc:date>
    <dc:title>Министерство образования Российской Федерации</dc:title>
    <meta:initial-creator>Vladimir Kirianchikov</meta:initial-creator>
    <meta:document-statistic meta:table-count="3" meta:image-count="0" meta:object-count="0" meta:page-count="12" meta:paragraph-count="391" meta:word-count="1642" meta:character-count="11578" meta:non-whitespace-character-count="8186"/>
  </office:meta>
</office:document-meta>
</file>